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5.162cm" style:use-optimal-column-width="false"/>
    </style:style>
    <style:style style:name="co2" style:family="table-column">
      <style:table-column-properties style:column-width="5.918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1.291cm"/>
    </style:style>
    <style:style style:name="ro3" style:family="table-row">
      <style:table-row-properties style:row-height="1.35cm"/>
    </style:style>
    <style:style style:name="ro4" style:family="table-row">
      <style:table-row-properties style:row-height="0.753cm"/>
    </style:style>
    <style:style style:name="ro5" style:family="table-row">
      <style:table-row-properties style:row-height="1.724cm"/>
    </style:style>
    <style:style style:name="ro6" style:family="table-row">
      <style:table-row-properties style:row-height="0.854cm"/>
    </style:style>
    <style:style style:name="ro7" style:family="table-row">
      <style:table-row-properties style:row-height="2.157cm"/>
    </style:style>
    <style:style style:name="ro8" style:family="table-row">
      <style:table-row-properties style:row-height="0.74cm"/>
    </style:style>
    <style:style style:name="ro9" style:family="table-row">
      <style:table-row-properties style:row-height="0.763cm"/>
    </style:style>
    <style:style style:name="ro10" style:family="table-row">
      <style:table-row-properties style:row-height="4.705cm"/>
    </style:style>
    <style:style style:name="ro11" style:family="table-row">
      <style:table-row-properties style:row-height="0.765cm"/>
    </style:style>
    <style:style style:name="ce1" style:family="table-cell">
      <loext:graphic-properties draw:fill="none" draw:fill-color="#000000"/>
      <style:paragraph-properties fo:text-align="center" fo:border="0.03pt solid #333333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border="0.03pt solid #333333"/>
      <style:text-properties fo:font-size="12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fo:font-size="10.5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0.5pt" style:font-size-asian="18pt" style:font-size-complex="18p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loext:graphic-properties draw:fill="none" draw:fill-color="#ffffff"/>
      <style:paragraph-properties fo:text-align="start">
        <style:tab-stops/>
      </style:paragraph-properties>
      <style:text-properties fo:font-size="10.5pt" style:font-size-asian="18pt" style:font-size-complex="18pt"/>
    </style:style>
    <style:style style:name="P9" style:family="paragraph">
      <style:text-properties fo:font-size="18pt" fo:font-weight="bold" fo:background-color="transparent" style:font-size-asian="18pt" style:font-size-complex="18pt"/>
    </style:style>
    <style:style style:name="P10" style:family="paragraph">
      <loext:graphic-properties draw:fill="none" draw:fill-color="#ffffff"/>
      <style:text-properties fo:font-size="18pt" fo:font-weight="bold" fo:background-color="transparen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8pt" fo:font-weight="bold" fo:background-color="transparent" style:font-size-asian="18pt" style:font-size-complex="18pt"/>
    </style:style>
    <style:style style:name="T5" style:family="text">
      <style:text-properties fo:font-size="12pt" fo:font-weight="normal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standard" xml:id="id5" draw:id="id5" draw:layer="layout" svg:width="5.161cm" svg:height="3.375cm" svg:x="21.307cm" svg:y="14.19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FileSystemReader</text:span></text:p>
              </table:table-cell>
            </table:table-row>
            <table:table-row table:style-name="ro2">
              <table:table-cell table:style-name="ce2">
                <text:p><text:span text:style-name="T2">refreshTime</text:span></text:p>
                <text:p><text:span text:style-name="T2">fileSystem</text:span></text:p>
              </table:table-cell>
            </table:table-row>
            <table:table-row table:style-name="ro3">
              <table:table-cell table:style-name="ce2">
                <text:p><text:span text:style-name="T2">updateMetadata()</text:span></text:p>
                <text:p><text:span text:style-name="T2">run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5.161cm" svg:height="3.33cm" svg:x="5.541cm" svg:y="7.65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1"><text:span text:style-name="T1">Listener</text:span></text:p>
              </table:table-cell>
            </table:table-row>
            <table:table-row table:style-name="ro5">
              <table:table-cell table:style-name="ce2">
                <text:p><text:span text:style-name="T2">IP</text:span></text:p>
                <text:p><text:span text:style-name="T2">port</text:span></text:p>
                <text:p><text:span text:style-name="T2">messageController</text:span></text:p>
              </table:table-cell>
            </table:table-row>
            <table:table-row table:style-name="ro6">
              <table:table-cell table:style-name="ce2">
                <text:p><text:span text:style-name="T2">run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5.161cm" svg:height="3.626cm" svg:x="5.448cm" svg:y="11.7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MessageController</text:span></text:p>
              </table:table-cell>
            </table:table-row>
            <table:table-row table:style-name="ro1">
              <table:table-cell table:style-name="ce2"/>
            </table:table-row>
            <table:table-row table:style-name="ro7">
              <table:table-cell table:style-name="ce2">
                <text:p><text:span text:style-name="T2">deserializeMessage()</text:span></text:p>
                <text:p><text:span text:style-name="T2">validateMessage()</text:span></text:p>
                <text:p><text:span text:style-name="T2">PeerDAO:create()</text:span></text:p>
                <text:p><text:span text:style-name="T2">PeerDAO:update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5.161cm" svg:height="3.631cm" svg:x="5.487cm" svg:y="16.6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GarbageCollector</text:span></text:p>
              </table:table-cell>
            </table:table-row>
            <table:table-row table:style-name="ro7">
              <table:table-cell table:style-name="ce2">
                <text:p><text:span text:style-name="T2">refreshTime</text:span></text:p>
                <text:p><text:span text:style-name="T2">TTLMessage</text:span></text:p>
                <text:p><text:span text:style-name="T2">PeerDAO:networkFileTable</text:span></text:p>
              </table:table-cell>
            </table:table-row>
            <table:table-row table:style-name="ro8">
              <table:table-cell table:style-name="ce2">
                <text:p><text:span text:style-name="T2">PeerDAO:delete(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3" draw:id="id3" draw:layer="layout" svg:width="5.161cm" svg:height="4.1cm" svg:x="13.162cm" svg:y="13.8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eerDAO</text:span></text:p>
              </table:table-cell>
            </table:table-row>
            <table:table-row table:style-name="ro1">
              <table:table-cell table:style-name="ce2">
                <text:p><text:span text:style-name="T2">myFileTable</text:span></text:p>
                <text:p><text:span text:style-name="T2">networkFileTable</text:span></text:p>
              </table:table-cell>
            </table:table-row>
            <table:table-row table:style-name="ro7">
              <table:table-cell table:style-name="ce2">
                <text:p><text:span text:style-name="T2">create()</text:span></text:p>
                <text:p><text:span text:style-name="T2">get()</text:span></text:p>
                <text:p><text:span text:style-name="T2">update()</text:span></text:p>
                <text:p><text:span text:style-name="T2">delete(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5.161cm" svg:height="4.574cm" svg:x="17.727cm" svg:y="6.1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Gossiper</text:span></text:p>
              </table:table-cell>
            </table:table-row>
            <table:table-row table:style-name="ro7">
              <table:table-cell table:style-name="ce2">
                <text:p><text:span text:style-name="T2">RefreshTime</text:span></text:p>
                <text:p><text:span text:style-name="T2">method (‘self-gossip’, ‘relay’)</text:span></text:p>
              </table:table-cell>
            </table:table-row>
            <table:table-row table:style-name="ro8">
              <table:table-cell table:style-name="ce2">
                <text:p><text:span text:style-name="T2">send()</text:span></text:p>
                <text:p><text:span text:style-name="T2">choosePeerToSend()</text:span></text:p>
                <text:p><text:span text:style-name="T2">choosePeerToRelay(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7" draw:id="id7" draw:layer="layout" svg:width="5.917cm" svg:height="6.232cm" svg:x="10.336cm" svg:y="0.661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1">
                <text:p text:style-name="P1"><text:span text:style-name="T1">Peer</text:span></text:p>
              </table:table-cell>
            </table:table-row>
            <table:table-row table:style-name="ro10">
              <table:table-cell table:style-name="ce2">
                <text:p><text:span text:style-name="T2">name</text:span></text:p>
                <text:p><text:span text:style-name="T2">IP</text:span></text:p>
                <text:p><text:span text:style-name="T2">port</text:span></text:p>
                <text:p><text:span text:style-name="T2">fileSystem</text:span></text:p>
                <text:p><text:span text:style-name="T2">fileSystemRefreshTime</text:span></text:p>
                <text:p><text:span text:style-name="T2">gossipSelfRefreshTime</text:span></text:p>
                <text:p><text:span text:style-name="T2">gossipRelayRefreshTime</text:span></text:p>
                <text:p><text:span text:style-name="T2">garbageRefreshTime</text:span></text:p>
                <text:p><text:span text:style-name="T2">TTLMessage</text:span></text:p>
              </table:table-cell>
            </table:table-row>
            <table:table-row table:style-name="ro11">
              <table:table-cell table:style-name="ce2"/>
            </table:table-row>
          </table:table>
          <draw:image xlink:href="Pictures/TablePreview7.svm" xlink:type="simple" xlink:show="embed" xlink:actuate="onLoad"/>
        </draw:frame>
        <draw:connector draw:style-name="gr1" draw:text-style-name="P2" draw:layer="layout" draw:line-skew="-0.647cm" svg:x1="5.541cm" svg:y1="9.315cm" svg:x2="5.448cm" svg:y2="13.539cm" draw:start-shape="id1" draw:start-glue-point="3" draw:end-shape="id2" draw:end-glue-point="3" svg:d="M5541 9315h-1241v4224h1148" svg:viewBox="0 0 1242 4225">
          <text:p/>
        </draw:connector>
        <draw:frame draw:style-name="gr2" draw:text-style-name="P4" draw:layer="layout" svg:width="2.641cm" svg:height="1.895cm" svg:x="1.7cm" svg:y="10.3cm">
          <draw:text-box>
            <text:p text:style-name="P3"><text:span text:style-name="T3">Envia mensagem recebida para análise</text:span></text:p>
          </draw:text-box>
        </draw:frame>
        <draw:frame draw:style-name="gr2" draw:text-style-name="P6" draw:layer="layout" svg:width="2.641cm" svg:height="1.895cm" svg:x="10.609cm" svg:y="13.605cm">
          <draw:text-box>
            <text:p text:style-name="P5"><text:span text:style-name="T3">Armazena ou atualiza tabela de arquivos</text:span></text:p>
          </draw:text-box>
        </draw:frame>
        <draw:connector draw:style-name="gr1" draw:text-style-name="P2" draw:layer="layout" svg:x1="10.609cm" svg:y1="13.539cm" svg:x2="13.162cm" svg:y2="15.879cm" draw:start-shape="id2" draw:start-glue-point="1" draw:end-shape="id3" svg:d="M10609 13539h1277v2340h1276" svg:viewBox="0 0 2554 2341">
          <text:p/>
        </draw:connector>
        <draw:connector draw:style-name="gr1" draw:text-style-name="P2" draw:layer="layout" svg:x1="10.648cm" svg:y1="18.492cm" svg:x2="15.742cm" svg:y2="17.929cm" draw:start-shape="id4" draw:start-glue-point="1" draw:end-shape="id3" draw:end-glue-point="2" svg:d="M10648 18492h5094v-563" svg:viewBox="0 0 5095 564">
          <text:p/>
        </draw:connector>
        <draw:frame draw:style-name="gr2" draw:text-style-name="P6" draw:layer="layout" svg:width="2.641cm" svg:height="1.895cm" svg:x="12.059cm" svg:y="18.492cm">
          <draw:text-box>
            <text:p text:style-name="P5"><text:span text:style-name="T3">Apaga peers que não estão ativos na rede</text:span></text:p>
          </draw:text-box>
        </draw:frame>
        <draw:connector draw:style-name="gr1" draw:text-style-name="P2" draw:layer="layout" svg:x1="21.307cm" svg:y1="15.88cm" svg:x2="18.323cm" svg:y2="15.879cm" draw:start-shape="id5" draw:start-glue-point="3" draw:end-shape="id3" draw:end-glue-point="1" svg:d="M21307 15880h-1491v-1h-1493" svg:viewBox="0 0 2985 2">
          <text:p/>
        </draw:connector>
        <draw:frame draw:style-name="gr2" draw:text-style-name="P6" draw:layer="layout" svg:width="2.641cm" svg:height="1.895cm" svg:x="18.842cm" svg:y="14.914cm">
          <draw:text-box>
            <text:p text:style-name="P5"><text:span text:style-name="T3">Atualiza tabela de arquivos do próprio peer</text:span></text:p>
          </draw:text-box>
        </draw:frame>
        <draw:connector draw:style-name="gr1" draw:text-style-name="P2" draw:layer="layout" svg:x1="15.742cm" svg:y1="13.829cm" svg:x2="20.307cm" svg:y2="10.739cm" draw:start-shape="id3" draw:start-glue-point="0" draw:end-shape="id6" draw:end-glue-point="2" svg:d="M15742 13829v-1544h4565v-1546" svg:viewBox="0 0 4566 3091">
          <text:p/>
        </draw:connector>
        <draw:connector draw:style-name="gr1" draw:text-style-name="P2" draw:layer="layout" svg:x1="10.336cm" svg:y1="3.777cm" svg:x2="8.121cm" svg:y2="7.65cm" draw:start-shape="id7" draw:start-glue-point="3" draw:end-shape="id1" svg:d="M10336 3777h-2215v3873" svg:viewBox="0 0 2216 3874">
          <text:p/>
        </draw:connector>
        <draw:connector draw:style-name="gr1" draw:text-style-name="P2" draw:layer="layout" svg:x1="16.253cm" svg:y1="3.777cm" svg:x2="20.307cm" svg:y2="6.165cm" draw:start-shape="id7" draw:start-glue-point="1" draw:end-shape="id6" draw:end-glue-point="0" svg:d="M16253 3777h4054v2388" svg:viewBox="0 0 4055 2389">
          <text:p/>
        </draw:connector>
        <draw:connector draw:style-name="gr1" draw:text-style-name="P2" draw:layer="layout" svg:x1="13.294cm" svg:y1="6.893cm" svg:x2="15.742cm" svg:y2="13.829cm" draw:start-shape="id7" draw:start-glue-point="2" draw:end-shape="id3" svg:d="M13294 6893v3469h2448v3467" svg:viewBox="0 0 2449 6937">
          <text:p/>
        </draw:connector>
        <draw:frame draw:style-name="gr2" draw:text-style-name="P8" draw:layer="layout" svg:width="5.641cm" svg:height="1.895cm" svg:x="20.5cm" svg:y="11.005cm">
          <draw:text-box>
            <text:p text:style-name="P7"><text:span text:style-name="T3">Propaga tabelas de arquivo na rede. Se método self, manda a do próprio peer, caso contrário manda dos demais peers</text:span></text:p>
          </draw:text-box>
        </draw:frame>
        <draw:frame draw:style-name="gr3" draw:text-style-name="P4" draw:layer="layout" svg:width="1.8cm" svg:height="0.8cm" svg:x="6.321cm" svg:y="4.9cm">
          <draw:text-box>
            <text:p text:style-name="P3"><text:span text:style-name="T3">Contém</text:span></text:p>
          </draw:text-box>
        </draw:frame>
        <draw:frame draw:style-name="gr3" draw:text-style-name="P4" draw:layer="layout" svg:width="1.8cm" svg:height="0.8cm" svg:x="20.2cm" svg:y="4.7cm">
          <draw:text-box>
            <text:p text:style-name="P3"><text:span text:style-name="T3">Contém</text:span></text:p>
          </draw:text-box>
        </draw:frame>
        <draw:frame draw:style-name="gr3" draw:text-style-name="P4" draw:layer="layout" svg:width="1.8cm" svg:height="0.8cm" svg:x="13.194cm" svg:y="8.3cm">
          <draw:text-box>
            <text:p text:style-name="P3"><text:span text:style-name="T3">Contém</text:span></text:p>
          </draw:text-box>
        </draw:frame>
        <draw:frame draw:style-name="gr4" draw:text-style-name="P10" draw:layer="layout" svg:width="7.6cm" svg:height="2.858cm" svg:x="0cm" svg:y="0.542cm">
          <draw:text-box>
            <text:p text:style-name="P9"><text:span text:style-name="T4">Basic Peer To Peer Gossip Protocol</text:span></text:p>
            <text:p text:style-name="P9"><text:span text:style-name="T4"/></text:p>
            <text:p text:style-name="P9"><text:span text:style-name="T5">By Jairo Freit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0:31:14.489152843</meta:creation-date>
    <dc:date>2019-06-29T11:44:20.033683818</dc:date>
    <meta:editing-duration>PT29M30S</meta:editing-duration>
    <meta:editing-cycles>5</meta:editing-cycles>
    <meta:generator>LibreOffice/5.1.6.2$Linux_X86_64 LibreOffice_project/10m0$Build-2</meta:generator>
    <meta:document-statistic meta:object-count="47"/>
  </office:meta>
</office:document-meta>
</file>